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color="#111111" draw:fill="none" draw:textarea-horizontal-align="justify" draw:textarea-vertical-align="middle" draw:auto-grow-height="false" fo:min-height="0.625cm" fo:min-width="1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1.4cm" svg:y="3.912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1.311cm" svg:height="0.962cm" svg:x="1.8cm" svg:y="3.8cm">
          <draw:text-box>
            <text:p>tail</text:p>
          </draw:text-box>
        </draw:frame>
        <draw:custom-shape draw:style-name="gr1" draw:text-style-name="P1" xml:id="id2" draw:id="id2" draw:layer="layout" svg:width="2.3cm" svg:height="0.875cm" svg:x="4.4cm" svg:y="6.3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21cm" svg:height="0.848cm" svg:x="4.8cm" svg:y="6.2cm">
          <draw:text-box>
            <text:p text:style-name="P2"><text:span text:style-name="T1">true</text:span></text:p>
          </draw:text-box>
        </draw:frame>
        <draw:custom-shape draw:style-name="gr1" draw:text-style-name="P1" draw:layer="layout" svg:width="2.3cm" svg:height="0.875cm" svg:x="7.7cm" svg:y="6.3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21cm" svg:height="0.848cm" svg:x="8.1cm" svg:y="6.2cm">
          <draw:text-box>
            <text:p text:style-name="P2"><text:span text:style-name="T1">true</text:span></text:p>
          </draw:text-box>
        </draw:frame>
        <draw:custom-shape draw:style-name="gr3" draw:text-style-name="P1" draw:layer="layout" svg:width="2.3cm" svg:height="0.875cm" svg:x="11cm" svg:y="6.3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28cm" svg:height="0.848cm" svg:x="11.4cm" svg:y="6.213cm">
          <draw:text-box>
            <text:p text:style-name="P2"><text:span text:style-name="T1">false</text:span></text:p>
          </draw:text-box>
        </draw:frame>
        <draw:frame draw:style-name="gr2" draw:text-style-name="P3" draw:layer="layout" svg:width="2.754cm" svg:height="0.886cm" svg:x="10.9cm" svg:y="7.3cm">
          <draw:text-box>
            <text:p text:style-name="P3"><text:span text:style-name="T2">Thread 0</text:span></text:p>
          </draw:text-box>
        </draw:frame>
        <draw:frame draw:style-name="gr2" draw:text-style-name="P3" draw:layer="layout" svg:width="2.754cm" svg:height="0.886cm" svg:x="7.5cm" svg:y="7.3cm">
          <draw:text-box>
            <text:p text:style-name="P3"><text:span text:style-name="T2">Thread 1</text:span></text:p>
          </draw:text-box>
        </draw:frame>
        <draw:frame draw:style-name="gr2" draw:text-style-name="P3" draw:layer="layout" svg:width="2.754cm" svg:height="0.886cm" svg:x="3.9cm" svg:y="7.3cm">
          <draw:text-box>
            <text:p text:style-name="P3"><text:span text:style-name="T2">Thread 2</text:span></text:p>
          </draw:text-box>
        </draw:frame>
        <draw:line draw:style-name="gr4" draw:text-style-name="P1" draw:layer="layout" svg:x1="11cm" svg:y1="6.7cm" svg:x2="10cm" svg:y2="6.7cm">
          <text:p/>
        </draw:line>
        <draw:line draw:style-name="gr4" draw:text-style-name="P1" draw:layer="layout" svg:x1="7.7cm" svg:y1="6.7cm" svg:x2="6.7cm" svg:y2="6.7cm">
          <text:p/>
        </draw:line>
        <draw:connector draw:style-name="gr4" draw:text-style-name="P1" draw:layer="layout" draw:type="curve" svg:x1="2.455cm" svg:y1="4.762cm" svg:x2="4.4cm" svg:y2="6.749cm" draw:start-shape="id1" draw:start-glue-point="2" draw:end-shape="id2" draw:end-glue-point="3" svg:d="M2455 4762c0 1325 648 1987 1945 1987" svg:viewBox="0 0 1946 19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2-22T23:59:05.004664760</dc:date>
    <dc:creator>Ricardo Galli</dc:creator>
    <meta:editing-duration>PT23S</meta:editing-duration>
    <meta:editing-cycles>1</meta:editing-cycles>
    <meta:document-statistic meta:object-count="14"/>
    <meta:generator>LibreOffice/4.3.3.2$Linux_X86_64 LibreOffice_project/430m0$Build-2</meta:generator>
  </office:meta>
</office:document-meta>
</file>